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="solid" draw:fill-color="#ff00ff" draw:textarea-horizontal-align="center" draw:textarea-vertical-align="middle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fill="solid" draw:fill-color="#ff00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000000" fo:font-size="12pt" style:font-size-asian="18pt" style:font-size-complex="18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  <style:text-properties fo:font-size="14pt"/>
    </style:style>
    <style:style style:name="T1" style:family="text">
      <style:text-properties fo:font-size="12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7.385cm" svg:height="2cm" svg:x="8.346cm" svg:y="0.5cm">
          <text:p text:style-name="P1">LCD 16x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91cm" svg:height="4cm" svg:x="12.501cm" svg:y="7cm">
          <text:p text:style-name="P1">MCU</text:p>
          <text:p text:style-name="P1">ATmega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77cm" svg:height="5cm" svg:x="5.116cm" svg:y="6.5cm">
          <text:p text:style-name="P1">Propojovací</text:p>
          <text:p text:style-name="P1">deska + zdroj 5V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22cm" svg:height="4.5cm" svg:x="12.962cm" svg:y="2.5cm">
          <text:p text:style-name="P5"/>
          <draw:enhanced-geometry svg:viewBox="0 0 21600 21600" draw:text-areas="?f0 ?f8 ?f2 ?f9" draw:type="up-down-arrow" draw:modifiers="5675.12487512488 3493.623639191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2.308cm" svg:height="1cm" svg:x="10.193cm" svg:y="7.5cm">
          <text:p text:style-name="P1"><text:span text:style-name="T1">PORT 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.308cm" svg:height="1cm" svg:x="10.193cm" svg:y="9.5cm">
          <text:p text:style-name="P1"><text:span text:style-name="T1">PORT 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2" draw:layer="layout" svg:x1="13.423cm" svg:y1="4cm" svg:x2="16.192cm" svg:y2="4cm">
          <text:p text:style-name="P5"/>
        </draw:line>
        <draw:custom-shape draw:style-name="gr7" draw:text-style-name="P2" draw:layer="controls" svg:width="0.922cm" svg:height="1cm" svg:x="16.192cm" svg:y="3.5cm">
          <text:p text:style-name="P5"/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2" draw:layer="controls" svg:x1="13.423cm" svg:y1="5.5cm" svg:x2="16.192cm" svg:y2="5.5cm">
          <text:p text:style-name="P5"/>
        </draw:line>
        <draw:custom-shape draw:style-name="gr7" draw:text-style-name="P2" draw:layer="controls" svg:width="0.922cm" svg:height="1cm" svg:x="16.192cm" svg:y="5cm">
          <text:p text:style-name="P5"/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8" draw:text-style-name="P6" draw:layer="controls" svg:width="3.694cm" svg:height="0.75cm" svg:x="13.884cm" svg:y="2.75cm">
          <draw:text-box>
            <text:p text:style-name="P5"><text:span text:style-name="T1">Ovládací tlačítka</text:span></text:p>
          </draw:text-box>
        </draw:frame>
        <draw:frame draw:style-name="gr9" draw:text-style-name="P6" draw:layer="controls" svg:width="2.308cm" svg:height="0.725cm" svg:x="11.115cm" svg:y="5.5cm">
          <draw:text-box>
            <text:p text:style-name="P5"><text:span text:style-name="T1">PORT D</text:span></text:p>
          </draw:text-box>
        </draw:frame>
        <draw:line draw:style-name="gr10" draw:text-style-name="P2" draw:layer="controls" svg:x1="9.732cm" svg:y1="6.5cm" svg:x2="9.732cm" svg:y2="2.5cm">
          <text:p text:style-name="P5"/>
        </draw:line>
        <draw:line draw:style-name="gr10" draw:text-style-name="P2" draw:layer="controls" svg:x1="9.268cm" svg:y1="6.5cm" svg:x2="9.268cm" svg:y2="2.5cm">
          <text:p text:style-name="P5"/>
        </draw:line>
        <draw:frame draw:style-name="gr11" draw:text-style-name="P6" draw:layer="controls" svg:width="2.769cm" svg:height="1.673cm" svg:x="9.732cm" svg:y="3cm">
          <draw:text-box>
            <text:p text:style-name="P5"><text:span text:style-name="T1">Napájení</text:span></text:p>
            <text:p text:style-name="P5"><text:span text:style-name="T1">Kontrast</text:span></text:p>
            <text:p text:style-name="P5"><text:span text:style-name="T1">Podsvícení</text:span></text:p>
          </draw:text-box>
        </draw:frame>
        <draw:line draw:style-name="gr10" draw:text-style-name="P2" draw:layer="controls" svg:x1="8.807cm" svg:y1="6.5cm" svg:x2="8.807cm" svg:y2="2.5cm">
          <text:p text:style-name="P5"/>
        </draw:line>
        <draw:custom-shape draw:style-name="gr4" draw:text-style-name="P2" draw:layer="controls" svg:width="1.5cm" svg:height="1cm" svg:x="16cm" svg:y="8.5cm">
          <text:p text:style-name="P5"/>
          <draw:enhanced-geometry svg:viewBox="0 0 21600 21600" draw:text-areas="?f7 ?f0 21600 ?f2" draw:type="left-arrow" draw:modifiers="6950.56628914057 5567.2327672327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controls" svg:width="1.847cm" svg:height="1.25cm" svg:x="16.153cm" svg:y="7.5cm">
          <draw:text-box>
            <text:p text:style-name="P5">ISP</text:p>
          </draw:text-box>
        </draw:frame>
        <draw:rect draw:style-name="gr12" draw:text-style-name="P7" draw:layer="controls" svg:width="2.769cm" svg:height="2cm" svg:x="4.655cm" svg:y="2.5cm">
          <text:p text:style-name="P1"><text:span text:style-name="T2">Servo</text:span></text:p>
          <text:p text:style-name="P1"><text:span text:style-name="T2">PRAVÉ</text:span></text:p>
        </draw:rect>
        <draw:rect draw:style-name="gr12" draw:text-style-name="P2" draw:layer="controls" svg:width="2.769cm" svg:height="2cm" svg:x="4.655cm" svg:y="13.5cm">
          <text:p text:style-name="P1">Servo</text:p>
          <text:p text:style-name="P1">LEVÉ</text:p>
        </draw:rect>
        <draw:line draw:style-name="gr10" draw:text-style-name="P2" draw:layer="controls" svg:x1="6.038cm" svg:y1="6.5cm" svg:x2="6.038cm" svg:y2="4.5cm">
          <text:p text:style-name="P5"/>
        </draw:line>
        <draw:line draw:style-name="gr10" draw:text-style-name="P2" draw:layer="controls" svg:x1="6.038cm" svg:y1="11.5cm" svg:x2="6.038cm" svg:y2="13.5cm">
          <text:p text:style-name="P5"/>
        </draw:line>
        <draw:rect draw:style-name="gr13" draw:text-style-name="P7" draw:id="id1" draw:layer="controls" svg:width="2.308cm" svg:height="1cm" svg:x="0.5cm" svg:y="2cm">
          <text:p text:style-name="P1"><text:span text:style-name="T2">IR Tx R</text:span></text:p>
        </draw:rect>
        <draw:rect draw:style-name="gr13" draw:text-style-name="P7" draw:id="id2" draw:layer="controls" svg:width="2.308cm" svg:height="1cm" svg:x="0.5cm" svg:y="3.5cm">
          <text:p text:style-name="P1"><text:span text:style-name="T2">IR Rx R</text:span></text:p>
        </draw:rect>
        <draw:rect draw:style-name="gr13" draw:text-style-name="P7" draw:id="id3" draw:layer="controls" svg:width="2.308cm" svg:height="1cm" svg:x="0.5cm" svg:y="13.5cm">
          <text:p text:style-name="P1"><text:span text:style-name="T2">IR Rx L</text:span></text:p>
        </draw:rect>
        <draw:rect draw:style-name="gr13" draw:text-style-name="P7" draw:id="id4" draw:layer="controls" svg:width="2.308cm" svg:height="1cm" svg:x="0.5cm" svg:y="15cm">
          <text:p text:style-name="P1"><text:span text:style-name="T2">IR Tx L</text:span></text:p>
        </draw:rect>
        <draw:rect draw:style-name="gr14" draw:text-style-name="P2" draw:layer="controls" svg:width="6.463cm" svg:height="1cm" svg:x="8.807cm" svg:y="1cm">
          <text:p text:style-name="P5"/>
        </draw:rect>
        <draw:connector draw:style-name="gr10" draw:text-style-name="P2" draw:layer="controls" svg:x1="5.072cm" svg:y1="7.17cm" svg:x2="2.808cm" svg:y2="2.5cm" draw:end-shape="id1" draw:end-glue-point="1">
          <text:p text:style-name="P5"/>
        </draw:connector>
        <draw:connector draw:style-name="gr10" draw:text-style-name="P2" draw:layer="controls" draw:line-skew="-0.69cm" svg:x1="2.808cm" svg:y1="4cm" svg:x2="5.072cm" svg:y2="7.726cm" draw:start-shape="id2" draw:start-glue-point="1">
          <text:p text:style-name="P5"/>
        </draw:connector>
        <draw:connector draw:style-name="gr10" draw:text-style-name="P2" draw:layer="layout" draw:line-skew="-0.69cm" svg:x1="2.808cm" svg:y1="14cm" svg:x2="5.072cm" svg:y2="10.266cm" draw:start-shape="id3" draw:start-glue-point="1">
          <text:p text:style-name="P5"/>
        </draw:connector>
        <draw:connector draw:style-name="gr10" draw:text-style-name="P2" draw:layer="layout" svg:x1="5.072cm" svg:y1="10.768cm" svg:x2="2.808cm" svg:y2="15.5cm" draw:end-shape="id4" draw:end-glue-point="1">
          <text:p text:style-name="P5"/>
        </draw:connector>
        <draw:rect draw:style-name="gr15" draw:text-style-name="P2" draw:layer="layout" svg:width="0.461cm" svg:height="5cm" svg:x="0.961cm" svg:y="6.5cm">
          <text:p text:style-name="P5"/>
        </draw:rect>
        <draw:line draw:style-name="gr10" draw:text-style-name="P2" draw:layer="layout" svg:x1="1.422cm" svg:y1="9cm" svg:x2="5.116cm" svg:y2="9cm">
          <text:p text:style-name="P5"/>
        </draw:line>
        <draw:frame draw:style-name="gr11" draw:text-style-name="P6" draw:layer="layout" svg:width="3cm" svg:height="1.25cm" svg:x="0.5cm" svg:y="5cm">
          <draw:text-box>
            <text:p text:style-name="P6"><text:span text:style-name="T1">Nárazník s mikrospínač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cs" style:country-asian="CZ" style:font-family-complex="Tahoma" style:font-family-generic-complex="system" style:font-pitch-complex="variable" style:font-size-complex="24pt" style:language-complex="cs" style:country-complex="CZ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Michal</meta:initial-creator>
    <meta:creation-date>2008-02-19T21:23:09</meta:creation-date>
    <dc:creator>Michal</dc:creator>
    <dc:date>2008-02-20T07:49:12</dc:date>
    <dc:language>cs-CZ</dc:language>
    <meta:editing-cycles>5</meta:editing-cycles>
    <meta:editing-duration>PT3H44M28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